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ame <text:s text:c="3"/>: MetaTrader Web Demo</text:p>
      <text:p text:style-name="Standard">Server <text:s/>: MetaQuotes-Demo</text:p>
      <text:p text:style-name="Standard">Type <text:s text:c="3"/>: Forex Hedged USD</text:p>
      <text:p text:style-name="Standard">Login <text:s text:c="2"/>: 5004964997</text:p>
      <text:p text:style-name="Standard">Password: d2ajgrjd</text:p>
      <text:p text:style-name="Standard">Investor: hwzcxs7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8T18:10:02.044354839</meta:creation-date>
    <dc:date>2022-07-18T18:11:00.553097973</dc:date>
    <meta:editing-duration>PT1M1S</meta:editing-duration>
    <meta:editing-cycles>1</meta:editing-cycles>
    <meta:document-statistic meta:table-count="0" meta:image-count="0" meta:object-count="0" meta:page-count="1" meta:paragraph-count="6" meta:word-count="20" meta:character-count="136" meta:non-whitespace-character-count="113"/>
    <meta:generator>LibreOffice/7.2.7.2$Linux_X86_64 LibreOffice_project/20$Build-2</meta:generator>
  </office:meta>
</office:document-meta>
</file>